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1:Sheet1.A1 Sheet1.B3:Sheet1.B8 Sheet1.A3:Sheet1.A8 Sheet1.C1:Sheet1.C1 Sheet1.D3:Sheet1.D8 Sheet1.C3:Sheet1.C8 Sheet1.E1:Sheet1.E1 Sheet1.F3:Sheet1.F8 Sheet1.E3:Sheet1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5:51:12.436881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08T16:11:02.455976672</dc:date>
    <meta:editing-duration>PT2H4M38S</meta:editing-duration>
    <meta:editing-cycles>4</meta:editing-cycles>
    <meta:generator>LibreOffice/7.3.3.2$Linux_X86_64 LibreOffice_project/d1d0ea68f081ee2800a922cac8f79445e4603348</meta:generator>
    <meta:document-statistic meta:table-count="1" meta:cell-count="45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arbag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331cm" svg:y="2.138cm" svg:width="11.656cm" svg:height="5.701cm">
          <chart:coordinate-region svg:x="2.323cm" svg:y="2.337cm" svg:width="10.384cm" svg:height="4.855cm"/>
          <chart:axis chart:dimension="x" chart:name="primary-x" chart:style-name="ch6">
            <chart:title svg:x="5.475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778cm" chart:style-name="ch10">
              <text:p>Garbag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